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/9/13</text:p>
      <text:p text:style-name="P1"><text:span text:style-name="T1">- </text:span>Algorithm<text:span text:style-name="T1">: A sequence of instructions that solve a problem</text:span></text:p>
      <text:p text:style-name="P2"><text:tab/>- Must end</text:p>
      <text:p text:style-name="P2"><text:tab/>- Must be unambiguous</text:p>
      <text:p text:style-name="P2"/>
      <text:p text:style-name="P1"><text:span text:style-name="T1">- </text:span>Instructions<text:span text:style-name="T1">:</text:span></text:p>
      <text:p text:style-name="P2"><text:tab/>- Sequenced </text:p>
      <text:p text:style-name="P2"><text:tab/>- Conditional - do if a condition is true</text:p>
      <text:p text:style-name="P2"><text:tab/>- Iterative - do while condition is true</text:p>
      <text:p text:style-name="P2"/>
      <text:p text:style-name="P1">Hello World</text:p>
      <text:p text:style-name="P2"/>
      <text:p text:style-name="P2">#include &lt;stdio.h&gt;</text:p>
      <text:p text:style-name="P2"/>
      <text:p text:style-name="P2">int main (void) </text:p>
      <text:p text:style-name="P2">{</text:p>
      <text:p text:style-name="P2"><text:tab/>printf ("Hello World!\n");</text:p>
      <text:p text:style-name="P2">}</text:p>
      <text:p text:style-name="P2"/>
      <text:p text:style-name="P2">1/11/13</text:p>
      <text:p text:style-name="P2">techclub.eecs.wsu.edu</text:p>
      <text:p text:style-name="P2">wcepalouse@gmail.com</text:p>
      <text:p text:style-name="P2">world computer exchange of the palou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am 1:</text:p>
      <text:p text:style-name="P2"><text:tab/>- What is a datatype: Determines how the information is stored, how much memory is <text:tab/><text:tab/>allocated, and the operations that we can apply to the information</text:p>
      <text:p text:style-name="P2"><text:tab/>- Define the role of preprocessor directives: Handled before compiling, to define constants, <text:tab/>include libraries, header files, etc.</text:p>
      <text:p text:style-name="P2"><text:tab/>- Main: The driver for a program, it is the (first) function that is executed (everything else is <text:tab/>only executed if called through main)</text:p>
      <text:p text:style-name="P2"><text:tab/>- Compiler reports syntax errors</text:p>
      <text:p text:style-name="P2"><text:tab/>- Debugger helps catch logic errors</text:p>
      <text:p text:style-name="P2"><text:tab/>- Rules for naming identifiers : Cant start with number, can't be a reserved word, can't have <text:tab/>spaces, can't have punctuation or special characters (except underscore);</text:p>
      <text:p text:style-name="P2"><text:tab/>- = is the assignment operator</text:p>
      <text:p text:style-name="P2"><text:tab/>- Functions: modular</text:p>
      <text:p text:style-name="P2"><text:tab/>- Short circuit evaluation: </text:p>
      <text:p text:style-name="P2"><text:tab/>- Test driver: Give values to test functions, write main function to test other functions, etc.</text:p>
      <text:p text:style-name="P2"><text:tab/>- What is a model: flow chart, etc, Abstraction of detail. There is always a fine line between <text:tab/>too much information in a model and not enough.</text:p>
      <text:p text:style-name="P2"/>
      <text:p text:style-name="P2"/>
      <text:p text:style-name="P2">while (!(feof(infile))){</text:p>
      <text:p text:style-name="P2"><text:tab/>number = read_integer(infile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 bits = 1 byte</text:p>
      <text:p text:style-name="P2">32 bit integers = 4 bytes (int) <text:s/>(short int = 16 bit)</text:p>
      <text:p text:style-name="P2">- so integer array would have 4 byte difference between indexes (1000, 1004, 1008, etc.)</text:p>
      <text:p text:style-name="P2"/>
      <text:p text:style-name="P2"/>
      <text:p text:style-name="P2">EXAM 2 REVIEW:</text:p>
      <text:p text:style-name="P2"/>
      <text:p text:style-name="P2">Chapter 5:</text:p>
      <text:p text:style-name="P2"/>
      <text:p text:style-name="P2">Sentinel controlled loop:</text:p>
      <text:p text:style-name="P2"><text:tab/>- runs until some condition is satisfied (some value is found)</text:p>
      <text:p text:style-name="P2"/>
      <text:p text:style-name="P2"/>
      <text:p text:style-name="P2"/>
      <text:p text:style-name="P2">Bitwise operators:</text:p>
      <text:p text:style-name="P2">Shift left = multiply by powers of 2</text:p>
      <text:p text:style-name="P2">Shift right = divide by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8H3M13S</meta:editing-duration>
    <meta:editing-cycles>11</meta:editing-cycles>
    <meta:generator>OpenOffice.org/3.3$Win32 OpenOffice.org_project/330m20$Build-9567</meta:generator>
    <dc:date>2013-04-10T12:58:22.81</dc:date>
    <dc:creator>Kristin Onorati</dc:creator>
    <meta:document-statistic meta:table-count="0" meta:image-count="0" meta:object-count="0" meta:page-count="3" meta:paragraph-count="43" meta:word-count="296" meta:character-count="1760"/>
    <meta:user-defined meta:name="Info 1"/>
    <meta:user-defined meta:name="Info 2"/>
    <meta:user-defined meta:name="Info 3"/>
    <meta:user-defined meta:name="Info 4"/>
  </office:meta>
</office:document-meta>
</file>